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 Condensed" svg:font-family="'DejaVu Sans Condensed'" style:font-family-generic="swiss"/>
    <style:font-face style:name="Fira Sans Condensed" svg:font-family="'Fira Sans Condense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icrosoft YaHei" svg:font-family="'Microsoft YaHei'"/>
    <style:font-face style:name="Myriad Pro" svg:font-family="'Myriad Pro'"/>
    <style:font-face style:name="NSimSun" svg:font-family="NSimSun"/>
    <style:font-face style:name="Tahoma" svg:font-family="Tahoma" style:font-family-generic="system" style:font-pitch="variable"/>
  </office:font-face-decls>
  <office:automatic-styles>
    <style:style style:name="DemoTable" style:family="table">
      <style:table-properties style:width="17cm" fo:margin-top="0.499cm" fo:margin-bottom="0.499cm" table:align="margins" fo:background-color="transparent">
        <style:background-image/>
      </style:table-properties>
    </style:style>
    <style:style style:name="DemoTable.A" style:family="table-column">
      <style:table-column-properties style:column-width="5.099cm" style:rel-column-width="19659*"/>
    </style:style>
    <style:style style:name="DemoTable.B" style:family="table-column">
      <style:table-column-properties style:column-width="5.099cm" style:rel-column-width="19661*"/>
    </style:style>
    <style:style style:name="DemoTable.C" style:family="table-column">
      <style:table-column-properties style:column-width="6.8cm" style:rel-column-width="26215*"/>
    </style:style>
    <style:style style:name="DemoTable.A1" style:family="table-cell">
      <style:table-cell-properties fo:padding="0cm" fo:border="none" style:writing-mode="page"/>
    </style:style>
    <style:style style:name="DemoTable.A2" style:family="table-cell" style:data-style-name="N0">
      <style:table-cell-properties style:vertical-align="bottom" fo:padding="0cm" fo:border="none" style:writing-mode="page"/>
    </style:style>
    <style:style style:name="DemoTable.5" style:family="table-row">
      <style:table-row-properties fo:background-color="transparent">
        <style:background-image/>
      </style:table-row-properties>
    </style:style>
    <style:style style:name="DemoTable.A7" style:family="table-cell" style:data-style-name="N0">
      <style:table-cell-properties style:vertical-align="top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727bd" officeooo:paragraph-rsid="001727bd"/>
    </style:style>
    <style:style style:name="P2" style:family="paragraph" style:parent-style-name="Table_20_Contents">
      <style:paragraph-properties fo:text-align="center" style:justify-single-word="false"/>
      <style:text-properties officeooo:rsid="001727bd"/>
    </style:style>
    <style:style style:name="P3" style:family="paragraph" style:parent-style-name="Table_20_Heading">
      <style:text-properties officeooo:rsid="001727bd" officeooo:paragraph-rsid="001727b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8d9a2" officeooo:paragraph-rsid="0018d9a2"/>
    </style:style>
    <style:style style:name="P6" style:family="paragraph" style:parent-style-name="Table_20_Heading">
      <style:paragraph-properties fo:text-align="center" style:justify-single-word="false"/>
      <style:text-properties officeooo:rsid="00227832" officeooo:paragraph-rsid="00227832"/>
    </style:style>
    <style:style style:name="P7" style:family="paragraph" style:parent-style-name="Text_20_body">
      <style:text-properties officeooo:paragraph-rsid="001f69a0"/>
    </style:style>
    <style:style style:name="P8" style:family="paragraph" style:parent-style-name="Table_20_Contents">
      <style:paragraph-properties fo:text-align="center" style:justify-single-word="false"/>
      <style:text-properties officeooo:rsid="001727bd" officeooo:paragraph-rsid="001727bd"/>
    </style:style>
    <style:style style:name="P9" style:family="paragraph" style:parent-style-name="Table_20_Contents">
      <style:paragraph-properties fo:text-align="center" style:justify-single-word="false"/>
      <style:text-properties officeooo:rsid="001727bd"/>
    </style:style>
    <style:style style:name="P10" style:family="paragraph" style:parent-style-name="Table_20_Contents">
      <style:paragraph-properties fo:text-align="center" style:justify-single-word="false"/>
      <style:text-properties officeooo:rsid="0018d9a2" officeooo:paragraph-rsid="0018d9a2"/>
    </style:style>
    <style:style style:name="P11" style:family="paragraph" style:parent-style-name="Table_20_Heading">
      <style:text-properties officeooo:rsid="001727bd" officeooo:paragraph-rsid="001727bd"/>
    </style:style>
    <style:style style:name="P12" style:family="paragraph" style:parent-style-name="Table_20_Heading">
      <style:paragraph-properties fo:text-align="center" style:justify-single-word="false"/>
      <style:text-properties officeooo:rsid="00227832" officeooo:paragraph-rsid="0022783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moTable" table:style-name="DemoTable">
        <table:table-column table:style-name="DemoTable.A"/>
        <table:table-column table:style-name="DemoTable.B"/>
        <table:table-column table:style-name="DemoTable.C"/>
        <table:table-header-rows>
          <table:table-row>
            <table:table-cell table:style-name="DemoTable.A1" office:value-type="string">
              <text:p text:style-name="P6">Formulas</text:p>
            </table:table-cell>
            <table:table-cell table:style-name="DemoTable.A1" office:value-type="string">
              <text:p text:style-name="P3">Value A</text:p>
            </table:table-cell>
            <table:table-cell table:style-name="DemoTable.A1" office:value-type="string">
              <text:p text:style-name="P3">Value B</text:p>
            </table:table-cell>
          </table:table-row>
        </table:table-header-rows>
        <table:table-row>
          <table:table-cell table:style-name="DemoTable.A2" table:formula="ooow:&lt;B2&gt;+&lt;C2&gt;" office:value-type="float" office:value="2">
            <text:p text:style-name="P2">2</text:p>
          </table:table-cell>
          <table:table-cell table:style-name="DemoTable.A2" office:value-type="float" office:value="1">
            <text:p text:style-name="P1">1</text:p>
          </table:table-cell>
          <table:table-cell table:style-name="DemoTable.A2" office:value-type="float" office:value="1">
            <text:p text:style-name="P1">1</text:p>
          </table:table-cell>
        </table:table-row>
        <table:table-row>
          <table:table-cell table:style-name="DemoTable.A2" table:formula="ooow:&lt;B2&gt;+&lt;C3&gt;" office:value-type="float" office:value="3">
            <text:p text:style-name="P2">3</text:p>
          </table:table-cell>
          <table:table-cell table:style-name="DemoTable.A2" office:value-type="float" office:value="2">
            <text:p text:style-name="P1">2</text:p>
          </table:table-cell>
          <table:table-cell table:style-name="DemoTable.A2" office:value-type="float" office:value="2">
            <text:p text:style-name="P1">2</text:p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3">
            <text:p text:style-name="P1">3</text:p>
          </table:table-cell>
          <table:table-cell table:style-name="DemoTable.A2" office:value-type="float" office:value="3">
            <text:p text:style-name="P1">3</text:p>
          </table:table-cell>
        </table:table-row>
        <table:table-row table:style-name="DemoTable.5">
          <table:table-cell table:style-name="DemoTable.A2">
            <text:p text:style-name="P2"/>
          </table:table-cell>
          <table:table-cell table:style-name="DemoTable.A2" office:value-type="float" office:value="4">
            <text:p text:style-name="P1">4</text:p>
          </table:table-cell>
          <table:table-cell table:style-name="DemoTable.A2" office:value-type="float" office:value="4">
            <text:p text:style-name="P1">4</text:p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5">
            <text:p text:style-name="P5">5</text:p>
          </table:table-cell>
          <table:table-cell table:style-name="DemoTable.A2" office:value-type="float" office:value="5">
            <text:p text:style-name="P1">5</text:p>
          </table:table-cell>
        </table:table-row>
        <table:table-row>
          <table:table-cell table:style-name="DemoTable.A7">
            <text:p text:style-name="P2"/>
          </table:table-cell>
          <table:table-cell table:style-name="DemoTable.A7">
            <text:p text:style-name="P1"/>
          </table:table-cell>
          <table:table-cell table:style-name="DemoTable.A1" office:value-type="string">
            <text:p text:style-name="P4"/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7">
            <text:p text:style-name="P1">7</text:p>
          </table:table-cell>
          <table:table-cell table:style-name="DemoTable.A2" office:value-type="float" office:value="7">
            <text:p text:style-name="P1">7</text:p>
          </table:table-cell>
        </table:table-row>
        <table:table-row>
          <table:table-cell table:style-name="DemoTable.A2">
            <text:p text:style-name="P2"/>
          </table:table-cell>
          <table:table-cell table:style-name="DemoTable.A2" office:value-type="float" office:value="8">
            <text:p text:style-name="P1">8</text:p>
          </table:table-cell>
          <table:table-cell table:style-name="DemoTable.A2" office:value-type="float" office:value="8">
            <text:p text:style-name="P1">8</text:p>
          </table:table-cell>
        </table:table-row>
        <table:table-row>
          <table:table-cell table:style-name="DemoTable.A7">
            <text:p text:style-name="P2"/>
          </table:table-cell>
          <table:table-cell table:style-name="DemoTable.A7">
            <text:p text:style-name="P1"/>
          </table:table-cell>
          <table:table-cell table:style-name="DemoTable.A1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 Condensed" svg:font-family="'DejaVu Sans Condensed'" style:font-family-generic="swiss"/>
    <style:font-face style:name="Fira Sans Condensed" svg:font-family="'Fira Sans Condense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Microsoft YaHei" svg:font-family="'Microsoft YaHei'"/>
    <style:font-face style:name="Myriad Pro" svg:font-family="'Myriad Pro'"/>
    <style:font-face style:name="NSimSun" svg:font-family="NSimSun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ira Sans Condensed" fo:font-size="9pt" fo:language="sk" fo:country="SK" style:letter-kerning="true" style:font-name-asian="Calibri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ira Sans Condensed" fo:font-size="9pt" fo:language="sk" fo:country="SK" style:letter-kerning="true" style:font-name-asian="Calibr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size-asian="14pt" style:font-name-complex="Lucida Sans" style:font-family-complex="'Lucida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Myriad Pro" fo:font-family="'Myriad Pro'" style:font-name-asian="NSimSun" style:font-family-asian="NSimSu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yriad Pro" fo:font-family="'Myriad Pro'" fo:font-size="9pt" fo:font-style="italic" style:font-name-asian="NSimSun" style:font-family-asian="NSimSun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" fo:font-family="'DejaVu Sans Condensed'" style:font-family-generic="swiss" style:font-name-asian="NSimSun" style:font-family-asian="NSimSun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stislav Machel</meta:initial-creator>
    <meta:creation-date>2023-09-06T17:28:40.390000000</meta:creation-date>
    <dc:date>2023-10-25T17:47:23.150158837</dc:date>
    <meta:editing-duration>PT57M35S</meta:editing-duration>
    <meta:editing-cycles>19</meta:editing-cycles>
    <meta:generator>LibreOfficeDev/24.2.0.0.alpha0$Linux_X86_64 LibreOffice_project/9704f61982360ce35983a61cca3fd00bbdf51ab6</meta:generator>
    <meta:document-statistic meta:table-count="1" meta:image-count="0" meta:object-count="0" meta:page-count="1" meta:paragraph-count="19" meta:word-count="21" meta:character-count="38" meta:non-whitespace-character-count="36"/>
  </office:meta>
</office:document-meta>
</file>